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paragraph-properties fo:widows="0" fo:orphans="0"/>
    </style:style>
    <style:style style:name="TableColumn5" style:family="table-column">
      <style:table-column-properties style:column-width="3.0312in" style:use-optimal-column-width="false"/>
    </style:style>
    <style:style style:name="TableColumn6" style:family="table-column">
      <style:table-column-properties style:column-width="1.5416in" style:use-optimal-column-width="false"/>
    </style:style>
    <style:style style:name="TableColumn7" style:family="table-column">
      <style:table-column-properties style:column-width="1.8854in" style:use-optimal-column-width="false"/>
    </style:style>
    <style:style style:name="Table4" style:family="table">
      <style:table-properties style:width="6.4583in" fo:margin-left="0.0694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P1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06" style:parent-style-name="Normal" style:family="paragraph">
      <style:paragraph-properties fo:widows="0" fo:orphans="0" fo:margin-left="0.5in">
        <style:tab-stops/>
      </style:paragraph-properties>
    </style:style>
  </office:automatic-styles>
  <office:body>
    <office:text text:use-soft-page-breaks="true">
      <text:p text:style-name="P1"><text:span text:style-name="T2">Worksheet - Automation and Tool Support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Practice</text:p>
          </table:table-cell>
          <table:table-cell table:style-name="TableCell11">
            <text:p text:style-name="P12">Implementation<text:s/></text:p>
          </table:table-cell>
          <table:table-cell table:style-name="TableCell13">
            <text:p text:style-name="P14">Notes, Action Items</text:p>
          </table:table-cell>
        </table:table-row>
        <table:table-row table:style-name="TableRow15">
          <table:table-cell table:style-name="TableCell16">
            <text:p text:style-name="P17">The organization assesses its compliance process to identify and prioritize opportunities for automation and tool support.<text:s/></text:p>
            <text:p text:style-name="P18"/>
          </table:table-cell>
          <table:table-cell table:style-name="TableCell19">
            <text:list text:style-name="LFO16" text:continue-numbering="true">
              <text:list-item>
                <text:p text:style-name="P20">Complete<text:s/></text:p>
              </text:list-item>
              <text:list-item>
                <text:p text:style-name="P21">Partial<text:s/></text:p>
              </text:list-item>
              <text:list-item>
                <text:p text:style-name="P22">Not available</text:p>
              </text:list-item>
              <text:list-item>
                <text:p text:style-name="P23">Not applicable</text:p>
              </text:list-item>
            </text:list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The organization regularly investigates commercial and open source tools that might provide assistance to compliance activities.<text:s/></text:p>
          </table:table-cell>
          <table:table-cell table:style-name="TableCell29">
            <text:list text:style-name="LFO16" text:continue-numbering="true">
              <text:list-item>
                <text:p text:style-name="P30">Complete<text:s/></text:p>
              </text:list-item>
              <text:list-item>
                <text:p text:style-name="P31">Partial<text:s/></text:p>
              </text:list-item>
              <text:list-item>
                <text:p text:style-name="P32">Not available</text:p>
              </text:list-item>
              <text:list-item>
                <text:p text:style-name="P33">Not applicable</text:p>
              </text:list-item>
            </text:list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Tool acquisition or tool development projects are planned and executed according to defined procedures for tool development and adoption. <text:s/></text:p>
          </table:table-cell>
          <table:table-cell table:style-name="TableCell39">
            <text:list text:style-name="LFO16" text:continue-numbering="true">
              <text:list-item>
                <text:p text:style-name="P40">Complete<text:s/></text:p>
              </text:list-item>
              <text:list-item>
                <text:p text:style-name="P41">Partial<text:s/></text:p>
              </text:list-item>
              <text:list-item>
                <text:p text:style-name="P42">Not available</text:p>
              </text:list-item>
              <text:list-item>
                <text:p text:style-name="P43">Not applicable</text:p>
              </text:list-item>
            </text:list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The organization engages in user group meetings and community forums related to compliance tools. <text:s text:c="2"/></text:p>
          </table:table-cell>
          <table:table-cell table:style-name="TableCell49">
            <text:list text:style-name="LFO16" text:continue-numbering="true">
              <text:list-item>
                <text:p text:style-name="P50">Complete<text:s/></text:p>
              </text:list-item>
              <text:list-item>
                <text:p text:style-name="P51">Partial<text:s/></text:p>
              </text:list-item>
              <text:list-item>
                <text:p text:style-name="P52">Not available</text:p>
              </text:list-item>
              <text:list-item>
                <text:p text:style-name="P53">Not applicable</text:p>
              </text:list-item>
            </text:list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Mechanisms are used to determine the open source software content of a product/service release and the files that must be subjected to compliance analysis.<text:s/></text:p>
          </table:table-cell>
          <table:table-cell table:style-name="TableCell59">
            <text:list text:style-name="LFO16" text:continue-numbering="true">
              <text:list-item>
                <text:p text:style-name="P60">Complete<text:s/></text:p>
              </text:list-item>
              <text:list-item>
                <text:p text:style-name="P61">Partial<text:s/></text:p>
              </text:list-item>
              <text:list-item>
                <text:p text:style-name="P62">Not available</text:p>
              </text:list-item>
              <text:list-item>
                <text:p text:style-name="P63">Not applicable</text:p>
              </text:list-item>
            </text:list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Tools are used to track open source issues to closure. <text:s/></text:p>
          </table:table-cell>
          <table:table-cell table:style-name="TableCell69">
            <text:list text:style-name="LFO16" text:continue-numbering="true">
              <text:list-item>
                <text:p text:style-name="P70">Complete<text:s/></text:p>
              </text:list-item>
              <text:list-item>
                <text:p text:style-name="P71">Partial<text:s/></text:p>
              </text:list-item>
              <text:list-item>
                <text:p text:style-name="P72">Not available</text:p>
              </text:list-item>
              <text:list-item>
                <text:p text:style-name="P73">Not applicable</text:p>
              </text:list-item>
            </text:list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Mechanisms are used to determine the differences in software content between individual releases of a product for distribution.</text:p>
          </table:table-cell>
          <table:table-cell table:style-name="TableCell79">
            <text:list text:style-name="LFO16" text:continue-numbering="true">
              <text:list-item>
                <text:p text:style-name="P80">Complete<text:s/></text:p>
              </text:list-item>
              <text:list-item>
                <text:p text:style-name="P81">Partial<text:s/></text:p>
              </text:list-item>
              <text:list-item>
                <text:p text:style-name="P82">Not available</text:p>
              </text:list-item>
              <text:list-item>
                <text:p text:style-name="P83">Not applicable</text:p>
              </text:list-item>
            </text:list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An initial compliance baseline for a product is established with the aid of scanning tools, whenever it is advantageous to do so.</text:p>
          </table:table-cell>
          <table:table-cell table:style-name="TableCell89">
            <text:list text:style-name="LFO16" text:continue-numbering="true">
              <text:list-item>
                <text:p text:style-name="P90">Complete<text:s/></text:p>
              </text:list-item>
              <text:list-item>
                <text:p text:style-name="P91">Partial<text:s/></text:p>
              </text:list-item>
              <text:list-item>
                <text:p text:style-name="P92">Not available</text:p>
              </text:list-item>
              <text:list-item>
                <text:p text:style-name="P93">Not applicable</text:p>
              </text:list-item>
            </text:list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A repository of open source software packages is maintained and made available to the organization.<text:s/></text:p>
          </table:table-cell>
          <table:table-cell table:style-name="TableCell99">
            <text:list text:style-name="LFO16" text:continue-numbering="true">
              <text:list-item>
                <text:p text:style-name="P100">Complete<text:s/></text:p>
              </text:list-item>
              <text:list-item>
                <text:p text:style-name="P101">Partial<text:s/></text:p>
              </text:list-item>
              <text:list-item>
                <text:p text:style-name="P102">Not available</text:p>
              </text:list-item>
              <text:list-item>
                <text:p text:style-name="P103">Not applicable</text:p>
              </text:list-item>
            </text:list>
          </table:table-cell>
          <table:table-cell table:style-name="TableCell104">
            <text:p text:style-name="P105"/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JP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ne Coughlan</dc:creator>
    <meta:creation-date>2020-03-04T13:05:00Z</meta:creation-date>
    <dc:date>2020-03-04T13:05:00Z</dc:date>
    <meta:template xlink:href="Normal.dotm" xlink:type="simple"/>
    <meta:editing-cycles>2</meta:editing-cycles>
    <meta:editing-duration>PT0S</meta:editing-duration>
    <meta:document-statistic meta:page-count="1" meta:paragraph-count="3" meta:word-count="239" meta:character-count="1604" meta:row-count="11" meta:non-whitespace-character-count="1368"/>
  </office:meta>
</office:document-meta>
</file>